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5-01:</text:span></text:p>
      <text:p text:style-name="P1"><text:span text:style-name="T1">ROLL NO:241801278</text:span></text:p>
      <text:p text:style-name="P1"><text:span text:style-name="T1">NAME:Sudiksha S </text:span></text:p>
      <text:p text:style-name="P1"><text:span text:style-name="T1">Q1) Write a program that prints a simple chessboard </text:span></text:p>
      <text:p text:style-name="P1"><text:span text:style-name="T1">INPUT FORMAT:</text:span></text:p>
      <text:p text:style-name="P1"><text:span text:style-name="T1">The first line contains the number of inputs T</text:span></text:p>
      <text:p text:style-name="P1"><text:span text:style-name="T1">The lines after that contain a different value for size of the chessboard</text:span></text:p>
      <text:p text:style-name="P1"><text:span text:style-name="T1">OUTPUT FORMAT:</text:span></text:p>
      <text:p text:style-name="P1"><text:span text:style-name="T1">Print a chessboard of dimensions size*size</text:span></text:p>
      <text:p text:style-name="P1"><text:span text:style-name="T1">Print W for white spaces and B for black spaces</text:span></text:p>
      <text:p text:style-name="P1"><text:span text:style-name="T1">SAMPLE INPUT:</text:span></text:p>
      <text:p text:style-name="P1"><text:span text:style-name="T1">2</text:span></text:p>
      <text:p text:style-name="P1"><text:span text:style-name="T1">3</text:span></text:p>
      <text:p text:style-name="P1"><text:span text:style-name="T1">5</text:span></text:p>
      <text:p text:style-name="P1"><text:span text:style-name="T1">SAMPLE OUTPUT:</text:span></text:p>
      <text:p text:style-name="P1"><text:span text:style-name="T1">WBW</text:span></text:p>
      <text:p text:style-name="P1"><text:span text:style-name="T1">BWB</text:span></text:p>
      <text:p text:style-name="P1"><text:span text:style-name="T1">WBW</text:span></text:p>
      <text:p text:style-name="P1"><text:span text:style-name="T1">WBWBW</text:span></text:p>
      <text:p text:style-name="P1"><text:span text:style-name="T1">BWBWB</text:span></text:p>
      <text:p text:style-name="P1"><text:span text:style-name="T1">WBWBW</text:span></text:p>
      <text:p text:style-name="P1"><text:span text:style-name="T1">BWBWB</text:span></text:p>
      <text:p text:style-name="P1"><text:span text:style-name="T1">WBWBW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2"/></text:p>
      <text:p text:style-name="P2"><text:span text:style-name="T3">Q2) Let's print a chessboard.</text:span></text:p>
      <text:p text:style-name="P2"><text:span text:style-name="T3">Write a program that takes input: The first line contains T,the number of test cases.Each test case contains an integer N and also the starting character of the chessboard.</text:span></text:p>
      <text:p text:style-name="P2"><text:span text:style-name="T3">OUTPUT FORMAT:</text:span></text:p>
      <text:p text:style-name="P2"><text:span text:style-name="T3">Print the chessboard as per the given examples</text:span></text:p>
      <text:p text:style-name="P2"><text:span text:style-name="T3">SAMPLE INPUT:</text:span></text:p>
      <text:p text:style-name="P2"><text:span text:style-name="T3">2</text:span></text:p>
      <text:p text:style-name="P2"><text:span text:style-name="T3">2 W</text:span></text:p>
      <text:p text:style-name="P2"><text:span text:style-name="T3">3 B</text:span></text:p>
      <text:p text:style-name="P2"><text:span text:style-name="T3">SAMPLE OUTPUT:</text:span></text:p>
      <text:p text:style-name="P2"><text:span text:style-name="T3">WB</text:span></text:p>
      <text:p text:style-name="P2"><text:span text:style-name="T3">BW</text:span></text:p>
      <text:p text:style-name="P2"><text:span text:style-name="T3">BWB</text:span></text:p>
      <text:p text:style-name="P2"><text:span text:style-name="T3">WBW</text:span></text:p>
      <text:p text:style-name="P2"><text:span text:style-name="T3">BWB</text:span></text:p>
      <text:p text:style-name="P2"><text:span text:style-name="T3">ROLL NO:241801278</text:span></text:p>
      <text:p text:style-name="P2"><text:span text:style-name="T3">NAME: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4"/></text:p>
      <text:p text:style-name="P2"><text:span text:style-name="T5">Q3) Decode the logic and print the pattern that corresponds to given input.</text:span></text:p>
      <text:p text:style-name="P2"><text:span text:style-name="T5">If N=3 then pattern will be:</text:span></text:p>
      <text:p text:style-name="P2"><text:span text:style-name="T5">10203010011012</text:span></text:p>
      <text:p text:style-name="P2"><text:span text:style-name="T5">**4050809</text:span></text:p>
      <text:p text:style-name="P2"><text:span text:style-name="T5">****607</text:span></text:p>
      <text:p text:style-name="P2"><text:span text:style-name="T5">If N=4,then pattern will be:</text:span></text:p>
      <text:p text:style-name="P2"><text:span text:style-name="T5">1020304017018019020</text:span></text:p>
      <text:p text:style-name="P2"><text:span text:style-name="T5">**50607014015016</text:span></text:p>
      <text:p text:style-name="P2"><text:span text:style-name="T5">****809012013</text:span></text:p>
      <text:p text:style-name="P2"><text:span text:style-name="T5">******10011</text:span></text:p>
      <text:p text:style-name="P2"><text:span text:style-name="T5">Constraints: 2 &lt;= N &lt;= 100</text:span></text:p>
      <text:p text:style-name="P2"><text:span text:style-name="T5">INPUT FORMAT:</text:span></text:p>
      <text:p text:style-name="P2"><text:span text:style-name="T5">First line contains T, the number of test cases each test case contains a single integer N</text:span></text:p>
      <text:p text:style-name="P2"><text:span text:style-name="T5">OUTPUT FORMAT:</text:span></text:p>
      <text:p text:style-name="P2"><text:span text:style-name="T5">First line print Case #i where i is the test case number,In the subsequent line,print the pattern</text:span></text:p>
      <text:p text:style-name="P2"><text:span text:style-name="T5">SAMPLE INPUT:</text:span></text:p>
      <text:p text:style-name="P2"><text:span text:style-name="T5">3</text:span></text:p>
      <text:p text:style-name="P2"><text:span text:style-name="T5">3</text:span></text:p>
      <text:p text:style-name="P2"><text:span text:style-name="T5">4</text:span></text:p>
      <text:p text:style-name="P2"><text:span text:style-name="T5">5</text:span></text:p>
      <text:p text:style-name="P2"><text:span text:style-name="T5">SAMPLE OUTPUT:</text:span></text:p>
      <text:p text:style-name="P2"><text:span text:style-name="T5">Case #1</text:span></text:p>
      <text:p text:style-name="P2"><text:span text:style-name="T5">10203010011012</text:span></text:p>
      <text:p text:style-name="P2"><text:span text:style-name="T5">**4050809</text:span></text:p>
      <text:p text:style-name="P2"><text:span text:style-name="T5">****607</text:span></text:p>
      <text:p text:style-name="P2"><text:span text:style-name="T5">Case #2</text:span></text:p>
      <text:p text:style-name="P2"><text:span text:style-name="T5">1020304017018019020</text:span></text:p>
      <text:p text:style-name="P2"><text:span text:style-name="T5">**50607014015016</text:span></text:p>
      <text:p text:style-name="P2"><text:span text:style-name="T5">****809012013</text:span></text:p>
      <text:p text:style-name="P2"><text:span text:style-name="T5">******10011</text:span></text:p>
      <text:p text:style-name="P2"><text:span text:style-name="T5">Case #3</text:span></text:p>
      <text:p text:style-name="P2"><text:span text:style-name="T5">102030405026027028029030</text:span></text:p>
      <text:p text:style-name="P2"><text:span text:style-name="T5">**6070809022023024025</text:span></text:p>
      <text:p text:style-name="P2"><text:span text:style-name="T5">****10011012019020021</text:span></text:p>
      <text:p text:style-name="P2"><text:span text:style-name="T5">******13014017018</text:span></text:p>
      <text:p text:style-name="P2"><text:span text:style-name="T5">********15016</text:span></text:p>
      <text:p text:style-name="P2"><text:span text:style-name="T5">ROLL NO:241801278</text:span></text:p>
      <text:p text:style-name="P2"><text:span text:style-name="T5">NAME: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6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